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0.5208in"/>
    </style:style>
    <style:style style:name="Table2.B" style:family="table-column">
      <style:table-column-properties style:column-width="1.1042in"/>
    </style:style>
    <style:style style:name="Table2.C" style:family="table-column">
      <style:table-column-properties style:column-width="3.5688in"/>
    </style:style>
    <style:style style:name="Table2.D" style:family="table-column">
      <style:table-column-properties style:column-width="1.7333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end" style:justify-single-word="false"/>
    </style:style>
    <style:style style:name="P2" style:family="paragraph" style:parent-style-name="Table_20_Contents">
      <style:text-properties style:font-name="Courier 10 Pitch" fo:font-size="11pt" style:font-size-asian="11pt" style:font-size-complex="11pt"/>
    </style:style>
    <style:style style:name="P3" style:family="paragraph" style:parent-style-name="Table_20_Contents">
      <style:paragraph-properties fo:text-align="center" style:justify-single-word="false"/>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ext_20_body">
      <style:paragraph-properties fo:margin-left="0.7917in" fo:margin-right="0in" fo:text-indent="0in" style:auto-text-indent="false"/>
    </style:style>
    <style:style style:name="P7" style:family="paragraph" style:parent-style-name="Text_20_body">
      <style:paragraph-properties fo:margin-left="0.7917in" fo:margin-right="0in" fo:text-indent="0in" style:auto-text-indent="false"/>
      <style:text-properties fo:font-weight="bold" style:font-weight-asian="bold" style:font-weight-complex="bold"/>
    </style:style>
    <style:style style:name="P8" style:family="paragraph" style:parent-style-name="Text_20_body">
      <style:paragraph-properties fo:margin-left="0.7917in" fo:margin-right="0in" fo:text-indent="0in" style:auto-text-indent="false"/>
      <style:text-properties fo:font-weight="normal" style:font-weight-asian="normal" style:font-weight-complex="normal"/>
    </style:style>
    <style:style style:name="P9" style:family="paragraph" style:parent-style-name="Text_20_body">
      <style:paragraph-properties fo:margin-left="0in" fo:margin-right="0in" fo:text-indent="0.4898in" style:auto-text-indent="false"/>
    </style:style>
    <style:style style:name="P10" style:family="paragraph" style:parent-style-name="Standard">
      <style:paragraph-properties fo:margin-left="0in" fo:margin-right="0in" fo:text-indent="0.4898in" style:auto-text-indent="false"/>
    </style:style>
    <style:style style:name="P11" style:family="paragraph" style:parent-style-name="Text_20_body">
      <style:paragraph-properties fo:margin-left="0.5102in" fo:margin-right="0in" fo:text-indent="0in" style:auto-text-indent="false"/>
    </style:style>
    <style:style style:name="P12" style:family="paragraph" style:parent-style-name="Standard">
      <style:paragraph-properties fo:margin-left="0.5102in" fo:margin-right="0in" fo:text-indent="0in" style:auto-text-indent="false"/>
    </style:style>
    <style:style style:name="P13" style:family="paragraph" style:parent-style-name="Text_20_body">
      <style:paragraph-properties fo:margin-left="0.4898in" fo:margin-right="0in" fo:text-indent="0in" style:auto-text-indent="false"/>
    </style:style>
    <style:style style:name="P14" style:family="paragraph" style:parent-style-name="Text_20_body">
      <style:paragraph-properties fo:margin-left="0.4689in" fo:margin-right="0in" fo:text-indent="0in" style:auto-text-indent="false"/>
    </style:style>
    <style:style style:name="P15" style:family="paragraph" style:parent-style-name="Text_20_body">
      <style:paragraph-properties fo:margin-left="0.5in" fo:margin-right="0in" fo:text-indent="0in" style:auto-text-indent="false"/>
    </style:style>
    <style:style style:name="P16" style:family="paragraph" style:parent-style-name="Standard">
      <style:paragraph-properties fo:margin-left="0.5in" fo:margin-right="0in" fo:text-indent="0in" style:auto-text-indent="false"/>
    </style:style>
    <style:style style:name="P17" style:family="paragraph" style:parent-style-name="Standard">
      <style:paragraph-properties fo:text-align="center" style:justify-single-word="false"/>
      <style:text-properties fo:font-size="10pt" style:font-size-asian="10pt" style:font-size-complex="10pt"/>
    </style:style>
    <style:style style:name="P18" style:family="paragraph" style:parent-style-name="Standard">
      <style:paragraph-properties fo:text-align="center" style:justify-single-word="false"/>
      <style:text-properties fo:font-size="20pt" style:font-size-asian="20pt" style:font-size-complex="20pt"/>
    </style:style>
    <style:style style:name="P19" style:family="paragraph" style:parent-style-name="Standard">
      <style:paragraph-properties fo:text-align="center" style:justify-single-word="false"/>
    </style:style>
    <style:style style:name="P20" style:family="paragraph" style:parent-style-name="Standard">
      <style:paragraph-properties fo:margin-left="0in" fo:margin-right="0in" fo:text-indent="0.5in" style:auto-text-indent="false"/>
    </style:style>
    <style:style style:name="P21" style:family="paragraph" style:parent-style-name="Standard">
      <style:paragraph-properties fo:margin-left="0in" fo:margin-right="0in" fo:text-indent="0.5102in" style:auto-text-indent="false"/>
    </style:style>
    <style:style style:name="P22" style:family="paragraph" style:parent-style-name="Standard">
      <style:paragraph-properties fo:margin-left="0.5in" fo:margin-right="0in" fo:text-indent="0.0102in" style:auto-text-indent="false"/>
    </style:style>
    <style:style style:name="P23" style:family="paragraph" style:parent-style-name="Standard">
      <style:paragraph-properties fo:margin-left="0.4791in" fo:margin-right="0in" fo:text-indent="0.0102in" style:auto-text-indent="false"/>
    </style:style>
    <style:style style:name="P24" style:family="paragraph" style:parent-style-name="Standard">
      <style:paragraph-properties fo:margin-left="0.4898in" fo:margin-right="0in" fo:text-indent="0.0102in" style:auto-text-indent="false"/>
    </style:style>
    <style:style style:name="P25" style:family="paragraph" style:parent-style-name="Standard" style:list-style-name="L1"/>
    <style:style style:name="P26" style:family="paragraph" style:parent-style-name="Standard" style:list-style-name="L2"/>
    <style:style style:name="P27" style:family="paragraph" style:parent-style-name="Standard" style:list-style-name="L3"/>
    <style:style style:name="P28" style:family="paragraph" style:parent-style-name="Standard">
      <style:paragraph-properties fo:margin-left="0.4791in" fo:margin-right="0in" fo:text-indent="0.0102in" style:auto-text-indent="false"/>
    </style:style>
    <style:style style:name="P29" style:family="paragraph" style:parent-style-name="Standard">
      <style:paragraph-properties fo:margin-left="0.4898in" fo:margin-right="0in" fo:text-indent="0in" style:auto-text-indent="false"/>
    </style:style>
    <style:style style:name="P30" style:family="paragraph" style:parent-style-name="Text_20_body" style:list-style-name="L4">
      <style:paragraph-properties fo:margin-left="0.7602in" fo:margin-right="0in" fo:text-indent="-0.2709in" style:auto-text-indent="false">
        <style:tab-stops/>
      </style:paragraph-properties>
    </style:style>
    <style:style style:name="P31" style:family="paragraph" style:parent-style-name="Text_20_body" style:list-style-name="L4">
      <style:paragraph-properties fo:margin-left="0.7602in" fo:margin-right="0in" fo:text-indent="-0.2709in" style:auto-text-indent="false">
        <style:tab-stops/>
      </style:paragraph-properties>
    </style:style>
    <style:style style:name="P32" style:family="paragraph" style:parent-style-name="Text_20_body">
      <style:paragraph-properties fo:margin-left="0.5102in" fo:margin-right="0in" fo:text-indent="0in" style:auto-text-indent="false"/>
    </style:style>
    <style:style style:name="P33"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917in" fo:text-indent="-0.25in" fo:margin-left="3.2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417in" fo:text-indent="-0.25in" fo:margin-left="3.54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CS 201: Problem Solving &amp; Programming II</text:p>
      <text:p text:style-name="P18">Summer 2013 (Work in Progress)</text:p>
      <text:p text:style-name="P17">Last updated 2013-05-17</text:p>
      <text:p text:style-name="P19">Class Webpage: <text:a xlink:type="simple" xlink:href="https://github.com/Moosader/Problem-Solving-and-Programming-II">https://github.com/Moosader/Problem-Solving-and-Programming-II</text:a></text:p>
      <text:h text:style-name="Heading_20_1" text:outline-level="1">Being Awesome at CS201</text:h>
      <text:h text:style-name="Heading_20_2" text:outline-level="2">Objectives</text:h>
      <text:list xml:id="list1825307014" text:style-name="L4">
        <text:list-item>
          <text:p text:style-name="P30">Object oriented design &amp; implementation with classes and functions.</text:p>
        </text:list-item>
        <text:list-item>
          <text:p text:style-name="P30">Utilize pointers &amp; references for dynamic arrays, passing data by reference, and polymorphism.</text:p>
        </text:list-item>
        <text:list-item>
          <text:p text:style-name="P30">Design &amp; implement a recursive solution.</text:p>
        </text:list-item>
        <text:list-item>
          <text:p text:style-name="P30">Create common data-structures, such as linked lists, stacks, &amp; queues.</text:p>
        </text:list-item>
        <text:list-item>
          <text:p text:style-name="P30">Write reusable generic code using templates.</text:p>
        </text:list-item>
        <text:list-item>
          <text:p text:style-name="P30">Analyze function efficiency with big-O notation.</text:p>
        </text:list-item>
      </text:list>
      <text:h text:style-name="Heading_20_2" text:outline-level="2">Preparation &amp; Organization</text:h>
      <text:p text:style-name="P15">I know it's hard to start on an assignment the day-of, but starting early will help a lot. At the very least, write down a “to-do list” the day an assignment is assigned in class and get some momentum built.</text:p>
      <text:p text:style-name="P15">Organization is important in college and elseware! <text:s/>If you don't already, utilize <text:span text:style-name="T1">Google Calendar</text:span><text:span text:style-name="T2"> or similar services online to store assignments &amp; events (and have it text/email you when something is coming up!)</text:span></text:p>
      <text:p text:style-name="P15"><text:span text:style-name="T2">Other organization tools are </text:span><text:span text:style-name="T1">Trello.com </text:span><text:span text:style-name="T2">for project management</text:span><text:span text:style-name="T1"> </text:span><text:span text:style-name="T2">and </text:span><text:span text:style-name="T1">Evernote.com </text:span><text:span text:style-name="T2">for general life organization.</text:span></text:p>
      <text:h text:style-name="Heading_20_2" text:outline-level="2">Additional Resources</text:h>
      <text:h text:style-name="Heading_20_3" text:outline-level="3">Video Lessons</text:h>
      <text:p text:style-name="P6">There are video lessons made for this class in case you skip a day, or need to review. You can view them at: </text:p>
      <text:h text:style-name="Heading_20_3" text:outline-level="3">Resources Online</text:h>
      <text:p text:style-name="P6">If you're having difficulty understanding a topic in this class, there are resources on the web you can go to to get a better understanding. Check <text:span text:style-name="T1">YouTube.com</text:span><text:span text:style-name="T2">, do a Google search for the topic, ask on </text:span><text:span text:style-name="T1">StackOverflow.com</text:span><text:span text:style-name="T2">, etc.</text:span></text:p>
      <text:p text:style-name="P8">As a professional developer, you will end up having to teach yourself a lot of topics, and we are lucky enough to have the internet these days. :)</text:p>
      <text:p text:style-name="P7">C++ Resources:</text:p>
      <text:list xml:id="list1825305014" text:style-name="L1">
        <text:list-item>
          <text:p text:style-name="P25">AntiRTFM Video Tutorials: <text:tab/><text:a xlink:type="simple" xlink:href="http://www.youtube.com/user/antiRTFM">http://www.youtube.com/user/antiRTFM</text:a></text:p>
        </text:list-item>
        <text:list-item>
          <text:p text:style-name="P25">Online C++ Lessons: <text:tab/><text:tab/><text:a xlink:type="simple" xlink:href="http://www.learncpp.com/">http://www.learncpp.com/</text:a></text:p>
        </text:list-item>
        <text:list-item>
          <text:p text:style-name="P25">GREAT C++<text:span text:style-name="T2"> Reference: <text:tab/></text:span><text:a xlink:type="simple" xlink:href="http://www.cplusplus.com/reference/"><text:span text:style-name="T2">http://www.cplusplus.com/reference/</text:span></text:a></text:p>
        </text:list-item>
      </text:list>
      <text:h text:style-name="Heading_20_2" text:outline-level="2">Question Policy</text:h>
      <text:p text:style-name="P11">Feel free to ask questions any time. I don't care if it's week-8 of the class and you have a question from week-1. The exact date you learn a concept isn't important to me, it's making sure <text:soft-page-break/>that you have a solid foundation. </text:p>
      <text:p text:style-name="P11">I know what it's like to not understand something, but never get around to asking, and then not wanting others to realize you're behind. Don't let that stop you!</text:p>
      <text:p text:style-name="P11">Also, email or IM is my preferred means of communication.</text:p>
      <text:p text:style-name="P11"/>
      <text:p text:style-name="P11">When emailing, please put “CS201” somewhere in the subject for the most immediate response.</text:p>
      <text:h text:style-name="Heading_20_2" text:outline-level="2">Extra Credit Policy</text:h>
      <text:p text:style-name="P13">If you <text:span text:style-name="T3">really really super</text:span> want some extra credit, we can try to work together to set up an additional assignment. But remember, with an 8-week class like this things are already going to be busy!</text:p>
      <text:h text:style-name="Heading_20_2" text:outline-level="2">Tutoring</text:h>
      <text:p text:style-name="P14">UPE Tutoring</text:p>
      <text:h text:style-name="Heading_20_1" text:outline-level="1">The Class</text:h>
      <text:p text:style-name="P9">Class Time:</text:p>
      <text:h text:style-name="Heading_20_1" text:outline-level="1">The Instructor</text:h>
      <text:p text:style-name="P20">Rachel J. Morris, Adjunct Instructor</text:p>
      <text:p text:style-name="P20">Email is preferred means of communication: ___</text:p>
      <text:p text:style-name="P22">My interests: programming, game, web, and software development, best practices, open source, math, education, video games, piano, drawing, and spoken languages.</text:p>
      <text:h text:style-name="Heading_20_1" text:outline-level="1">The Textbook</text:h>
      <text:p text:style-name="P10">Textbook:</text:p>
      <text:h text:style-name="Heading_20_1" text:outline-level="1">The Tools</text:h>
      <text:list xml:id="list2132771385" text:style-name="L2">
        <text:list-item>
          <text:p text:style-name="P26">In this class, we will be using the C++ programming language. It is up to you what IDE to use (Visual Studio, Code::Blocks, etc. we will go over it in-class).</text:p>
        </text:list-item>
        <text:list-item>
          <text:p text:style-name="P26">We will also be using GitHub (&amp; the GitHub for Windows client) to store assignments; you will not be turning them in via Blackboard.</text:p>
        </text:list-item>
        <text:list-item>
          <text:p text:style-name="P26">I write my documents in this class with LibreOffice, so you need something that opens .odt files. MS Office, OpenOffice, and LibreOffice will work.</text:p>
        </text:list-item>
      </text:list>
      <text:h text:style-name="Heading_20_1" text:outline-level="1">Course Description</text:h>
      <text:p text:style-name="P16">Problem solving and programming using classes and objects. Algorithm efficiency, abstract data types, searching and sorting, templates, pointers, linked lists, stacks and queues implemented in C++. Prerequisites: COMP-SCI 101, COMP-SCI 191. (Must be passed with a C or higher). Concurrent enrollment in Comp-Sci 201L required.</text:p>
      <text:h text:style-name="Heading_20_1" text:outline-level="1"><text:soft-page-break/>The Assignments</text:h>
      <text:p text:style-name="P21">Assigned: Wednesday<text:tab/><text:tab/><text:tab/><text:tab/>Due: Following Monday</text:p>
      <text:p text:style-name="P21"/>
      <text:p text:style-name="P23">Assignments in this class will be assigned on Wednesdays and due the next Monday. Since this is an 8-week class, we have to move pretty briskly so please make sure you start your assignments early so you have enough time to ask questions if you get stuck.</text:p>
      <text:h text:style-name="Heading_20_2" text:outline-level="2"/>
      <text:h text:style-name="Heading_20_2" text:outline-level="2">Late Work</text:h>
      <text:p text:style-name="P12">Late work will not be accepted. If you're running behind and the program is due, get something up and running with working functionality and turn that in for partial credit.</text:p>
      <text:h text:style-name="Heading_20_2" text:outline-level="2"/>
      <text:h text:style-name="Heading_20_2" text:outline-level="2">Pretty Programs</text:h>
      <text:p text:style-name="P23">You don't need to heavily comment your programs so long as your work is “self-documented code”; this means that you have very clearly named variables, functions, classes, etc. <text:s/>It might help to start by writing comments to segment your program into steps, however, and keep you organized/focused.</text:p>
      <text:p text:style-name="P24">Programs in the real world don't shove all of the program logic in <text:span text:style-name="T1">main()</text:span><text:span text:style-name="T2">. Please try to design </text:span><text:span text:style-name="T2">your programs to utilize classes and functions to keep your programs </text:span><text:span text:style-name="T1">modular</text:span><text:span text:style-name="T2">.</text:span></text:p>
      <text:p text:style-name="Standard"/>
      <text:h text:style-name="Heading_20_2" text:outline-level="2">Your Work</text:h>
      <text:p text:style-name="P29">Assignments are individual-effort. You can brainstorm with other students and help them work through problems in their programs, but everyone should have their own unique assignment programs.</text:p>
      <text:h text:style-name="Heading_20_1" text:outline-level="1">Grading</text:h>
      <text:p text:style-name="P21">Your grade will be based on your programming assignments, [lab?], and weekly quizzes I will give to check basic concepts.</text:p>
      <text:h text:style-name="Heading_20_1" text:outline-level="1">Expectations</text:h>
      <text:list xml:id="list1008957844" text:style-name="L3">
        <text:list-item>
          <text:p text:style-name="P27">Speak (or email) your mind – constructive criticism is welcome.</text:p>
        </text:list-item>
        <text:list-item>
          <text:p text:style-name="P27">Understand that programming is about problem solving and designing and implementing solutions. It may be really challenging when you're starting out, but you'll get better with more practice (and from taking classes, reading about software development, teaching yourself, etc.)</text:p>
        </text:list-item>
        <text:list-item>
          <text:p text:style-name="P27">We will treat everybody with respect.</text:p>
        </text:list-item>
        <text:list-item>
          <text:p text:style-name="P27">I expect you to:</text:p>
          <text:list>
            <text:list-item>
              <text:p text:style-name="P27">Understand content in prerequisite classes, or be able to independently review in order to be prepared for this class.</text:p>
            </text:list-item>
            <text:list-item>
              <text:p text:style-name="P27">Be patient with yourself and the challenges you may face in assignments, to be diligent in trying to work around these problems and figure out solutions.</text:p>
            </text:list-item>
            <text:list-item>
              <text:p text:style-name="P27">Get the work done &amp; turned in on time.</text:p>
            </text:list-item>
            <text:list-item>
              <text:p text:style-name="P27"><text:soft-page-break/>Get help if you're stuck.</text:p>
            </text:list-item>
            <text:list-item>
              <text:p text:style-name="P27">Not plagiarize, cheat, etc.</text:p>
            </text:list-item>
          </text:list>
        </text:list-item>
        <text:list-item>
          <text:p text:style-name="P27">You can expect me to:</text:p>
          <text:list>
            <text:list-item>
              <text:p text:style-name="P27">Be interested in your individual progress and learning in the class.</text:p>
            </text:list-item>
            <text:list-item>
              <text:p text:style-name="P27">Learn your name, albeit after a couple weeks of floundering with this. :B</text:p>
            </text:list-item>
            <text:list-item>
              <text:p text:style-name="P27">Be prepared for every class.</text:p>
            </text:list-item>
            <text:list-item>
              <text:p text:style-name="P27">Not come to class late &amp; not hold the class after the class period.</text:p>
            </text:list-item>
            <text:list-item>
              <text:p text:style-name="P27">Return graded assignments with detailed feedback. We can even go through it in person, if you would like. I will also try to return them as quickly as possible.</text:p>
            </text:list-item>
            <text:list-item>
              <text:p text:style-name="P27">Be available for questions and help, both for the class and computer-related topics outside class.</text:p>
            </text:list-item>
            <text:list-item>
              <text:p text:style-name="P27">Make sure you know what your grade in the class is throughout the semester, via Blackboard grades.</text:p>
            </text:list-item>
          </text:list>
        </text:list-item>
      </text:list>
      <text:h text:style-name="P33" text:outline-level="1">Class Schedule</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Week</text:p>
          </table:table-cell>
          <table:table-cell table:style-name="Table2.A1" office:value-type="string">
            <text:p text:style-name="P4">Day</text:p>
          </table:table-cell>
          <table:table-cell table:style-name="Table2.A1" office:value-type="string">
            <text:p text:style-name="P4">Topics</text:p>
          </table:table-cell>
          <table:table-cell table:style-name="Table2.D1" office:value-type="string">
            <text:p text:style-name="P4">Assignments</text:p>
          </table:table-cell>
        </table:table-row>
        <table:table-row>
          <table:table-cell table:style-name="Table2.A2" office:value-type="string">
            <text:p text:style-name="P3">1</text:p>
          </table:table-cell>
          <table:table-cell table:style-name="Table2.A2" office:value-type="string">
            <text:p text:style-name="P2">M, June 10</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3"/>
          </table:table-cell>
          <table:table-cell table:style-name="Table2.A2" office:value-type="string">
            <text:p text:style-name="P2">W, June 12</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3"/>
          </table:table-cell>
          <table:table-cell table:style-name="Table2.A2" office:value-type="string">
            <text:p text:style-name="P2">F, June 14</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3">2</text:p>
          </table:table-cell>
          <table:table-cell table:style-name="Table2.A2" office:value-type="string">
            <text:p text:style-name="P2">M, June 17</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3"/>
          </table:table-cell>
          <table:table-cell table:style-name="Table2.A2" office:value-type="string">
            <text:p text:style-name="P2">W, June 19</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3"/>
          </table:table-cell>
          <table:table-cell table:style-name="Table2.A2" office:value-type="string">
            <text:p text:style-name="P2">F, June 21</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3">3</text:p>
          </table:table-cell>
          <table:table-cell table:style-name="Table2.A2" office:value-type="string">
            <text:p text:style-name="P2">M, June 24</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3"/>
          </table:table-cell>
          <table:table-cell table:style-name="Table2.A2" office:value-type="string">
            <text:p text:style-name="P2">W, June 26</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3"/>
          </table:table-cell>
          <table:table-cell table:style-name="Table2.A2" office:value-type="string">
            <text:p text:style-name="P2">F, June 28</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3">4</text:p>
          </table:table-cell>
          <table:table-cell table:style-name="Table2.A2" office:value-type="string">
            <text:p text:style-name="P2">M, July 01</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3"/>
          </table:table-cell>
          <table:table-cell table:style-name="Table2.A2" office:value-type="string">
            <text:p text:style-name="P2">W, July 03</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3"/>
          </table:table-cell>
          <table:table-cell table:style-name="Table2.A2" office:value-type="string">
            <text:p text:style-name="P2">F, July 05</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3">5</text:p>
          </table:table-cell>
          <table:table-cell table:style-name="Table2.A2" office:value-type="string">
            <text:p text:style-name="P2">M, July 08</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3"/>
          </table:table-cell>
          <table:table-cell table:style-name="Table2.A2" office:value-type="string">
            <text:p text:style-name="P2">W, July 10</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3"/>
          </table:table-cell>
          <table:table-cell table:style-name="Table2.A2" office:value-type="string">
            <text:p text:style-name="P2">F, July 12</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3">6</text:p>
          </table:table-cell>
          <table:table-cell table:style-name="Table2.A2" office:value-type="string">
            <text:p text:style-name="P2">M, July 15</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3"/>
          </table:table-cell>
          <table:table-cell table:style-name="Table2.A2" office:value-type="string">
            <text:p text:style-name="P2">W, July 17</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3"/>
          </table:table-cell>
          <table:table-cell table:style-name="Table2.A2" office:value-type="string">
            <text:p text:style-name="P2">F, July 19</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3">7</text:p>
          </table:table-cell>
          <table:table-cell table:style-name="Table2.A2" office:value-type="string">
            <text:p text:style-name="P2">M, July 22</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3"/>
          </table:table-cell>
          <table:table-cell table:style-name="Table2.A2" office:value-type="string">
            <text:p text:style-name="P2">W, July 24</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3"/>
          </table:table-cell>
          <table:table-cell table:style-name="Table2.A2" office:value-type="string">
            <text:p text:style-name="P2">F, July 26</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3">8</text:p>
          </table:table-cell>
          <table:table-cell table:style-name="Table2.A2" office:value-type="string">
            <text:p text:style-name="P2">M, July 29</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3"/>
          </table:table-cell>
          <table:table-cell table:style-name="Table2.A2" office:value-type="string">
            <text:p text:style-name="P2">W, July 31</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3"/>
          </table:table-cell>
          <table:table-cell table:style-name="Table2.A2" office:value-type="string">
            <text:p text:style-name="P2">F, Aug 02</text:p>
          </table:table-cell>
          <table:table-cell table:style-name="Table2.A2" office:value-type="string">
            <text:p text:style-name="Table_20_Contents"/>
          </table:table-cell>
          <table:table-cell table:style-name="Table2.D2" office:value-type="string">
            <text:p text:style-name="Table_20_Contents"/>
          </table:table-cell>
        </table:table-row>
      </table:table>
      <text:p text:style-name="Standard"/>
      <text:p text:style-name="Standard">Finals Schedule: <text:a xlink:type="simple" xlink:href="http://www.umkc.edu/registrar/registration/final-exam-schedule.asp">http://www.umkc.edu/registrar/registration/final-exam-schedule.asp</text:a></text:p>
      <text:h text:style-name="Heading_20_1" text:outline-level="1"><text:soft-page-break/>Academic Honesty</text:h>
      <text:p text:style-name="Standard"><text:tab/>Software to check for copies, duh!</text:p>
      <text:p text:style-name="Standard"/>
      <text:p text:style-name="Standard"><text:tab/>Cheating definition</text:p>
      <text:p text:style-name="Standard"><text:tab/></text:p>
      <text:p text:style-name="Standard"><text:tab/>Plagiarism definition</text:p>
      <text:p text:style-name="Standard"/>
      <text:p text:style-name="Standard"><text:tab/>Sabotage definition</text:p>
      <text:p text:style-name="Standard"/>
      <text:h text:style-name="Heading_20_1" text:outline-level="1">UMKC Resources</text:h>
      <text:p text:style-name="P20">You can view the student handbook at <text:line-break/><text:tab/><text:a xlink:type="simple" xlink:href="http://www.umkc.edu/stu-aff/student-handbook-home.asp">http://www.umkc.edu/stu-aff/student-handbook-home.asp</text: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402in"/>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201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3pt" style:text-underline-style="solid" style:text-underline-width="auto" style:text-underline-color="font-color" fo:font-weight="bold" style:font-size-asian="13pt" style:font-weight-asian="bold" style:font-size-complex="13pt" style:font-weight-complex="bold"/>
    </style:style>
    <style:style style:name="Heading_20_2" style:display-name="Heading 2" style:family="paragraph" style:parent-style-name="Heading" style:next-style-name="Text_20_body" style:default-outline-level="2" style:class="text">
      <style:paragraph-properties fo:margin="100%" fo:margin-left="0.4in" fo:margin-right="0in" fo:margin-top="0in" fo:margin-bottom="0in" fo:text-indent="-0.1772in" style:auto-text-indent="false">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5in" fo:margin-right="0in" fo:margin-top="0in" fo:margin-bottom="0in" fo:text-indent="0.0102in" style:auto-text-indent="false"/>
      <style:text-properties fo:font-size="11pt" fo:font-style="italic" fo:font-weight="bold" style:font-size-asian="11pt" style:font-style-asian="italic" style:font-weight-asian="bold" style:font-size-complex="11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none" fo:border-right="none" fo:border-top="none" fo:border-bottom="0.05pt solid #000000"/>
    </style:style>
    <style:style style:name="MP1" style:family="paragraph" style:parent-style-name="Table_20_Contents">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table-cell table:style-name="Table1.A1" office:value-type="string">
              <text:p text:style-name="Header">CS 201 Problem Solving &amp; Programming II</text:p>
            </table:table-cell>
            <table:table-cell table:style-name="Table1.A1" office:value-type="string">
              <text:p text:style-name="MP1">Page <text:page-number text:select-page="current">6</text:page-number> of <text:page-count>6</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7T12:29:51</meta:creation-date>
    <dc:date>2013-05-19T16:28:48</dc:date>
    <meta:editing-duration>PT1H27M1S</meta:editing-duration>
    <meta:editing-cycles>84</meta:editing-cycles>
    <meta:generator>LibreOffice/3.5$Linux_X86_64 LibreOffice_project/350m1$Build-2</meta:generator>
    <meta:document-statistic meta:table-count="2" meta:image-count="0" meta:object-count="0" meta:page-count="6" meta:paragraph-count="127" meta:word-count="1181" meta:character-count="7052" meta:non-whitespace-character-count="6008"/>
  </office:meta>
</office:document-meta>
</file>